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bd5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055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2885c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fbd51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2055e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2885c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2885c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2055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2885c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3560c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419b6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419b6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5419b6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5419b6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fo:font-weight="normal" officeooo:rsid="005419b6" style:font-weight-asian="normal" style:font-weight-complex="normal"/>
    </style:style>
    <style:style style:name="T15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6" style:family="text">
      <style:text-properties officeooo:rsid="000d2382"/>
    </style:style>
    <style:style style:name="T17" style:family="text">
      <style:text-properties officeooo:rsid="000a26a8"/>
    </style:style>
    <style:style style:name="T18" style:family="text">
      <style:text-properties officeooo:rsid="000d56e7"/>
    </style:style>
    <style:style style:name="T19" style:family="text">
      <style:text-properties officeooo:rsid="000f22b4"/>
    </style:style>
    <style:style style:name="T20" style:family="text">
      <style:text-properties officeooo:rsid="00117923"/>
    </style:style>
    <style:style style:name="T21" style:family="text">
      <style:text-properties officeooo:rsid="0012d193"/>
    </style:style>
    <style:style style:name="T22" style:family="text">
      <style:text-properties officeooo:rsid="0013ceb8"/>
    </style:style>
    <style:style style:name="T23" style:family="text">
      <style:text-properties officeooo:rsid="001c6e89"/>
    </style:style>
    <style:style style:name="T24" style:family="text">
      <style:text-properties officeooo:rsid="001a3524"/>
    </style:style>
    <style:style style:name="T25" style:family="text">
      <style:text-properties officeooo:rsid="00106a4c"/>
    </style:style>
    <style:style style:name="T26" style:family="text">
      <style:text-properties officeooo:rsid="0018d0a2"/>
    </style:style>
    <style:style style:name="T27" style:family="text">
      <style:text-properties officeooo:rsid="001de4c0"/>
    </style:style>
    <style:style style:name="T28" style:family="text">
      <style:text-properties officeooo:rsid="001e8593"/>
    </style:style>
    <style:style style:name="T29" style:family="text">
      <style:text-properties officeooo:rsid="0023814a"/>
    </style:style>
    <style:style style:name="T30" style:family="text">
      <style:text-properties officeooo:rsid="0025890f"/>
    </style:style>
    <style:style style:name="T31" style:family="text">
      <style:text-properties officeooo:rsid="00265f29"/>
    </style:style>
    <style:style style:name="T32" style:family="text">
      <style:text-properties officeooo:rsid="002720f7"/>
    </style:style>
    <style:style style:name="T33" style:family="text">
      <style:text-properties officeooo:rsid="00298f98"/>
    </style:style>
    <style:style style:name="T34" style:family="text">
      <style:text-properties officeooo:rsid="002a2369"/>
    </style:style>
    <style:style style:name="T35" style:family="text">
      <style:text-properties officeooo:rsid="002bc70e"/>
    </style:style>
    <style:style style:name="T36" style:family="text">
      <style:text-properties officeooo:rsid="002d2022"/>
    </style:style>
    <style:style style:name="T37" style:family="text">
      <style:text-properties officeooo:rsid="002f07b6"/>
    </style:style>
    <style:style style:name="T38" style:family="text">
      <style:text-properties officeooo:rsid="002fc652"/>
    </style:style>
    <style:style style:name="T39" style:family="text">
      <style:text-properties officeooo:rsid="00313c6e"/>
    </style:style>
    <style:style style:name="T40" style:family="text">
      <style:text-properties officeooo:rsid="0031b5b4"/>
    </style:style>
    <style:style style:name="T41" style:family="text">
      <style:text-properties officeooo:rsid="0032b9f0"/>
    </style:style>
    <style:style style:name="T42" style:family="text">
      <style:text-properties officeooo:rsid="0032e09f"/>
    </style:style>
    <style:style style:name="T43" style:family="text">
      <style:text-properties officeooo:rsid="0034d1e3"/>
    </style:style>
    <style:style style:name="T44" style:family="text">
      <style:text-properties officeooo:rsid="0034e971"/>
    </style:style>
    <style:style style:name="T45" style:family="text">
      <style:text-properties officeooo:rsid="003662fb"/>
    </style:style>
    <style:style style:name="T46" style:family="text">
      <style:text-properties officeooo:rsid="0039342c"/>
    </style:style>
    <style:style style:name="T47" style:family="text">
      <style:text-properties officeooo:rsid="003970ff"/>
    </style:style>
    <style:style style:name="T48" style:family="text">
      <style:text-properties officeooo:rsid="0039f911"/>
    </style:style>
    <style:style style:name="T49" style:family="text">
      <style:text-properties officeooo:rsid="003b737e"/>
    </style:style>
    <style:style style:name="T50" style:family="text">
      <style:text-properties officeooo:rsid="003c64b9"/>
    </style:style>
    <style:style style:name="T51" style:family="text">
      <style:text-properties officeooo:rsid="003c88c5"/>
    </style:style>
    <style:style style:name="T52" style:family="text">
      <style:text-properties officeooo:rsid="004d095d"/>
    </style:style>
    <style:style style:name="T53" style:family="text">
      <style:text-properties officeooo:rsid="003e70ac"/>
    </style:style>
    <style:style style:name="T54" style:family="text">
      <style:text-properties officeooo:rsid="00402440"/>
    </style:style>
    <style:style style:name="T55" style:family="text">
      <style:text-properties officeooo:rsid="003f5315"/>
    </style:style>
    <style:style style:name="T56" style:family="text">
      <style:text-properties officeooo:rsid="0043dfc9"/>
    </style:style>
    <style:style style:name="T57" style:family="text">
      <style:text-properties officeooo:rsid="0044a384"/>
    </style:style>
    <style:style style:name="T58" style:family="text">
      <style:text-properties officeooo:rsid="004692f2"/>
    </style:style>
    <style:style style:name="T59" style:family="text">
      <style:text-properties officeooo:rsid="004c6121"/>
    </style:style>
    <style:style style:name="T60" style:family="text">
      <style:text-properties officeooo:rsid="004ee86d"/>
    </style:style>
    <style:style style:name="T61" style:family="text">
      <style:text-properties officeooo:rsid="004f2b9c"/>
    </style:style>
    <style:style style:name="T62" style:family="text">
      <style:text-properties officeooo:rsid="004fbd51"/>
    </style:style>
    <style:style style:name="T63" style:family="text">
      <style:text-properties officeooo:rsid="0052885c"/>
    </style:style>
    <style:style style:name="T64" style:family="text">
      <style:text-properties officeooo:rsid="0053560c"/>
    </style:style>
    <style:style style:name="T65" style:family="text">
      <style:text-properties fo:font-weight="bold" officeooo:rsid="00057710" style:font-weight-asian="bold" style:font-weight-complex="bold"/>
    </style:style>
    <style:style style:name="T66" style:family="text">
      <style:text-properties fo:font-weight="bold" officeooo:rsid="00117923" style:font-weight-asian="bold" style:font-weight-complex="bold"/>
    </style:style>
    <style:style style:name="T67" style:family="text">
      <style:text-properties fo:font-weight="bold" officeooo:rsid="0034d1e3" style:font-weight-asian="bold" style:font-weight-complex="bold"/>
    </style:style>
    <style:style style:name="T68" style:family="text">
      <style:text-properties fo:font-weight="bold" officeooo:rsid="00402440" style:font-weight-asian="bold" style:font-weight-complex="bold"/>
    </style:style>
    <style:style style:name="T69" style:family="text">
      <style:text-properties fo:font-weight="bold" officeooo:rsid="005419b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72"/>
      <text:p text:style-name="P72">Presentació assignatura</text:p>
      <text:p text:style-name="P74">Comentem web assignatura</text:p>
      <text:p text:style-name="P77">Activem el Classroom d'electricitat</text:p>
      <text:p text:style-name="P74"/>
      <text:p text:style-name="P76">Comencem amb apunts <text:a xlink:type="simple" xlink:href="https://paulinoposada.github.io/web_e/documents/apunts/unitat_1/e_apunts_ud_1_1_gs.pdf"><text:span text:style-name="T17">Unitat 1.1</text:span></text:a> – Introducció</text:p>
      <text:p text:style-name="P74">Comentem fins a 1.6 Mesurament de voltatge i corrent</text:p>
      <text:p text:style-name="P74"/>
      <text:p text:style-name="P74">Baixem al taller a desmuntar calaixos de les taules</text:p>
      <text:p text:style-name="P74"/>
      <text:p text:style-name="P2"/>
      <text:p text:style-name="P2">Dimecres<text:tab/>27/09/23</text:p>
      <text:p text:style-name="P78"><text:a xlink:type="simple" xlink:href="https://paulinoposada.github.io/web_e/documents/apunts/unitat_1/e_apunts_ud_1_1_gs.pdf">Unitat 1.1</text:a></text:p>
      <text:p text:style-name="P78">Comentem 1.7 Direcció convencional del corrent.</text:p>
      <text:p text:style-name="P78"/>
      <text:p text:style-name="P80"><text:a xlink:type="simple" xlink:href="https://paulinoposada.github.io/web_e/documents/apunts/unitat_1/e_apunts_ud_1_2_gs.pdf">Unitat 1.2</text:a></text:p>
      <text:p text:style-name="P78">Comentem</text:p>
      <text:p text:style-name="P199"><text:span text:style-name="T1">1.1 </text:span><text:span text:style-name="T15">Relación entre tensión, corriente y resistencia</text:span></text:p>
      <text:p text:style-name="P78">1.2 Exercicis 1.2-1 i 2</text:p>
      <text:p text:style-name="P78">1.3 Potència elèctrica</text:p>
      <text:p text:style-name="P78">1.5 Resistencias</text:p>
      <text:p text:style-name="P78"/>
      <text:p text:style-name="P78"/>
      <text:p text:style-name="P2">Dijous<text:tab/><text:tab/>28/09/23</text:p>
      <text:p text:style-name="P2"/>
      <text:p text:style-name="P79"><text:a xlink:type="simple" xlink:href="https://paulinoposada.github.io/web_e/documents/apunts/unitat_1/e_apunts_ud_1_2_gs.pdf">Unitat 1.2</text:a></text:p>
      <text:p text:style-name="P79">Comentem</text:p>
      <text:p text:style-name="P58"><text:span text:style-name="T3">1.</text:span><text:span text:style-name="T2">6 No linearittat de la resistència</text:span></text:p>
      <text:p text:style-name="P84">1.7 El cablejat del circuit</text:p>
      <text:p text:style-name="P58"/>
      <text:p text:style-name="P84">Baixem al taller per desmuntar taules i tallar taulers.</text:p>
      <text:p text:style-name="P2"/>
      <text:p text:style-name="P2"/>
      <text:p text:style-name="P2">Divendres<text:tab/> 29/09/23</text:p>
      <text:p text:style-name="P73"/>
      <text:p text:style-name="P81">Comencem amb <text:a xlink:type="simple" xlink:href="https://paulinoposada.github.io/web_e/documents/apunts/unitat_2/e_apunts_ud_2_1_gs.pdf">unitat 2</text:a> “Seguretat en les instal·lacions elèctriques”</text:p>
      <text:p text:style-name="P81"><text:s/>Comentem apartats</text:p>
      <text:p text:style-name="P81">1.1 Efectes fisològics de l'electricitat</text:p>
      <text:p text:style-name="P81">1.2 Toma de terra</text:p>
      <text:p text:style-name="P81">1.3 Llei d'Ohm aplicada a els descàrregues</text:p>
      <text:p text:style-name="P81"/>
      <text:p text:style-name="P81"/>
      <text:p text:style-name="P81"/>
      <text:p text:style-name="P3"/>
      <text:p text:style-name="P201">Dimarts<text:tab/><text:span text:style-name="T16">03</text:span>/<text:span text:style-name="T16">10</text:span>/23</text:p>
      <text:p text:style-name="P75"/>
      <text:p text:style-name="P75">Baixem al taller a desmuntar <text:span text:style-name="T16">material</text:span> taules.</text:p>
      <text:p text:style-name="P75"/>
      <text:p text:style-name="P85">Mesurem fill de coure de 14 m de llargària, R = 6 ohms. Amb la resistivitat del coure calculem secció com a 0,04 mm2 → en un conductor de 1,5 nmm2 hi ha 38 fils de 0,04 mm2.</text:p>
      <text:p text:style-name="P85"/>
      <text:p text:style-name="P86"><text:a xlink:type="simple" xlink:href="https://paulinoposada.github.io/web_e/documents/apunts/unitat_1/e_apunts_ud_1_2_gs.pdf"><text:span text:style-name="T17">Unitat 1.2</text:span></text:a>, <text:s/>comentem apartat 1.4 Resistivitat, propietat física d'un material</text:p>
      <text:p text:style-name="P85"/>
      <text:p text:style-name="P4"/>
      <text:p text:style-name="P4"/>
      <text:p text:style-name="P4">Dim<text:span text:style-name="T18">ecres</text:span><text:tab/><text:span text:style-name="T16">04</text:span>/<text:span text:style-name="T16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82">Comentem apartats</text:p>
      <text:p text:style-name="P82">1.<text:span text:style-name="T18">4</text:span> <text:span text:style-name="T18">Procediments de seguretat</text:span></text:p>
      <text:p text:style-name="P87">1.5 Resposta a una emergència</text:p>
      <text:p text:style-name="P87">1.6 Causes freqüents d'accidents</text:p>
      <text:p text:style-name="P87">1.7 Disseny de dispositius segurs</text:p>
      <text:p text:style-name="P87">1.8 Utilització del polímetre</text:p>
      <text:p text:style-name="P87"/>
      <text:p text:style-name="P5"/>
      <text:p text:style-name="P5">Di<text:span text:style-name="T19">jous</text:span><text:tab/><text:span text:style-name="T16">05</text:span>/<text:span text:style-name="T16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59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91">Comentem apartats</text:p>
      <text:p text:style-name="P91">1.1 Què són les connexións sèrie i paral·lel</text:p>
      <text:p text:style-name="P91">1.2 Connexió sèrie senzilla</text:p>
      <text:p text:style-name="P91">1.3 Connexió paral·lel senzilla</text:p>
      <text:p text:style-name="P59"/>
      <text:p text:style-name="P91">Baixem al taller on muntem font d'alimentació d'ordinador amb derivacions a les taules de pràctiques.</text:p>
      <text:p text:style-name="P91"/>
      <text:p text:style-name="P83"/>
      <text:p text:style-name="P6">D<text:span text:style-name="T20">ivendres</text:span><text:tab/><text:span text:style-name="T16">06</text:span>/<text:span text:style-name="T16">10</text:span>/23</text:p>
      <text:p text:style-name="P6"/>
      <text:p text:style-name="P92">Comencem amb la pràctica 1.</text:p>
      <text:p text:style-name="P87"/>
      <text:p text:style-name="P87"/>
      <text:p text:style-name="P7">D<text:span text:style-name="T20">illuns</text:span><text:tab/><text:span text:style-name="T16">09</text:span>/<text:span text:style-name="T16">10</text:span>/23</text:p>
      <text:p text:style-name="P7"/>
      <text:p text:style-name="P93">Co<text:span text:style-name="T21">ntinuem</text:span> amb la pràctica 1.</text:p>
      <text:p text:style-name="P88"/>
      <text:p text:style-name="P88"/>
      <text:p text:style-name="P8">D<text:span text:style-name="T20">imarts</text:span><text:tab/><text:span text:style-name="T22">10</text:span>/<text:span text:style-name="T16">10</text:span>/23</text:p>
      <text:p text:style-name="P8"/>
      <text:p text:style-name="P94">Co<text:span text:style-name="T21">ntinuem</text:span> amb la pràctica 1.</text:p>
      <text:p text:style-name="P89"/>
      <text:p text:style-name="P202">D<text:span text:style-name="T20">imecres</text:span><text:tab/><text:span text:style-name="T22">11</text:span>/<text:span text:style-name="T16">10</text:span>/23</text:p>
      <text:p text:style-name="P10"/>
      <text:p text:style-name="P95">Co<text:span text:style-name="T21">ntinuem</text:span> amb la pràctica 1.</text:p>
      <text:p text:style-name="P90"/>
      <text:p text:style-name="P90"/>
      <text:p text:style-name="P9">D<text:span text:style-name="T23">imarts</text:span><text:tab/><text:span text:style-name="T24">17</text:span>/<text:span text:style-name="T25">10</text:span>/23</text:p>
      <text:p text:style-name="P9"/>
      <text:p text:style-name="P96">Vaga estudiants.</text:p>
      <text:p text:style-name="P97"/>
      <text:p text:style-name="P10"/>
      <text:p text:style-name="P10">D<text:span text:style-name="T20">imecres</text:span><text:tab/><text:span text:style-name="T22">18</text:span>/<text:span text:style-name="T16">10</text:span>/23</text:p>
      <text:p text:style-name="P60"><text:a xlink:type="simple" xlink:href="https://paulinoposada.github.io/web_e/documents/apunts/unitat_3/e_apunts_ud_3_1_gs.pdf"><text:span text:style-name="T2">unitat 3</text:span></text:a></text:p>
      <text:p text:style-name="P98">Repàs apartats: 1.3 Sèrie i 1.4 Paral·lel</text:p>
      <text:p text:style-name="P98">Comentat apartats:</text:p>
      <text:p text:style-name="P98">1.4 Conductivitat</text:p>
      <text:p text:style-name="P98">1.5 Potència</text:p>
      <text:p text:style-name="P98">1.6 Divisor de tensió</text:p>
      <text:p text:style-name="P90"/>
      <text:p text:style-name="P90"/>
      <text:p text:style-name="P11">D<text:span text:style-name="T20">ijous</text:span><text:tab/><text:span text:style-name="T22">19</text:span>/<text:span text:style-name="T16">10</text:span>/23</text:p>
      <text:p text:style-name="P60"><text:a xlink:type="simple" xlink:href="https://paulinoposada.github.io/web_e/documents/apunts/unitat_3/e_apunts_ud_3_1_gs.pdf"><text:span text:style-name="T2">unitat 3</text:span></text:a></text:p>
      <text:p text:style-name="P100">Comentem apartat 1.10 Ejercicios</text:p>
      <text:p text:style-name="P100">Comentem exercicis 1 a 11.</text:p>
      <text:p text:style-name="P99"/>
      <text:p text:style-name="P12">D<text:span text:style-name="T20">ivendres</text:span><text:tab/><text:span text:style-name="T26">20</text:span>/<text:span text:style-name="T16">10</text:span>/23</text:p>
      <text:p text:style-name="P61"><text:a xlink:type="simple" xlink:href="https://paulinoposada.github.io/web_e/documents/apunts/unitat_3/e_apunts_ud_3_1_gs.pdf"><text:span text:style-name="T2">unitat 3</text:span></text:a></text:p>
      <text:p text:style-name="P101">Comentem<text:span text:style-name="T26"> apartat 1.10 - exercicis 12 i 13</text:span></text:p>
      <text:p text:style-name="P101"/>
      <text:p text:style-name="P13">D<text:span text:style-name="T20">imarts</text:span><text:tab/><text:span text:style-name="T26">24</text:span>/<text:span text:style-name="T16">10</text:span>/23</text:p>
      <text:p text:style-name="P62"><text:a xlink:type="simple" xlink:href="https://paulinoposada.github.io/web_e/documents/apunts/unitat_3/e_apunts_ud_3_1_gs.pdf"><text:span text:style-name="T2">unitat 3</text:span></text:a></text:p>
      <text:p text:style-name="P102">Comentem<text:span text:style-name="T26"> apartat 1.10 - exercicis 14 i 15.</text:span></text:p>
      <text:p text:style-name="P102"/>
      <text:p text:style-name="P14">D<text:span text:style-name="T20">imecres</text:span><text:tab/><text:span text:style-name="T26">25</text:span>/<text:span text:style-name="T16">10</text:span>/23</text:p>
      <text:p text:style-name="P63"><text:a xlink:type="simple" xlink:href="https://paulinoposada.github.io/web_e/documents/apunts/unitat_3/e_apunts_ud_3_1_gs.pdf"><text:span text:style-name="T2">unitat 3</text:span></text:a></text:p>
      <text:p text:style-name="P103">Comentem<text:span text:style-name="T26"> apartat 1.7 Nudo, rama, lazo y malla</text:span></text:p>
      <text:p text:style-name="P104">Comentat exercici 15.</text:p>
      <text:p text:style-name="P104">Començat amb <text:a xlink:type="simple" xlink:href="https://paulinoposada.github.io/web_e/documents/apunts/unitat_4/e_apunts_ud_4_gs.pdf">Unitat 4</text:a> – Anàlisi de xarxes</text:p>
      <text:p text:style-name="P104">Comentat apartat 1.2 Método de corriente de rama</text:p>
      <text:p text:style-name="P104"/>
      <text:p text:style-name="P103"/>
      <text:p text:style-name="P15">D<text:span text:style-name="T20">ijous</text:span><text:tab/><text:tab/><text:span text:style-name="T26">26</text:span>/<text:span text:style-name="T16">10</text:span>/23</text:p>
      <text:p text:style-name="P107">Baixa per gripe.</text:p>
      <text:p text:style-name="P107"/>
      <text:p text:style-name="P107"/>
      <text:p text:style-name="P15">D<text:span text:style-name="T20">ivendres</text:span><text:tab/><text:span text:style-name="T26">27</text:span>/<text:span text:style-name="T16">10</text:span>/23</text:p>
      <text:p text:style-name="P107">Sortida Astilleros de Mallorca.</text:p>
      <text:p text:style-name="P107"/>
      <text:p text:style-name="P107"/>
      <text:p text:style-name="P16">D<text:span text:style-name="T20">imarts</text:span><text:tab/><text:tab/><text:span text:style-name="T27">31</text:span>/<text:span text:style-name="T16">10</text:span>/23</text:p>
      <text:p text:style-name="P108"><text:a xlink:type="simple" xlink:href="https://paulinoposada.github.io/web_e/documents/examens/231031_ome_map33b_examen.pdf"><text:span text:style-name="T27">Examen</text:span></text:a><text:span text:style-name="T27"> 1</text:span>.</text:p>
      <text:p text:style-name="P108"/>
      <text:p text:style-name="P17"/>
      <text:p text:style-name="P203">D<text:span text:style-name="T20">imecres</text:span><text:tab/><text:tab/><text:span text:style-name="T28">01</text:span>/<text:span text:style-name="T16">11</text:span>/23</text:p>
      <text:p text:style-name="P109">Tots sants.</text:p>
      <text:p text:style-name="P17"/>
      <text:p text:style-name="P17"/>
      <text:p text:style-name="P17">D<text:span text:style-name="T20">ijous</text:span><text:tab/><text:tab/><text:tab/><text:span text:style-name="T28">02</text:span>/<text:span text:style-name="T16">11</text:span>/23</text:p>
      <text:p text:style-name="P109">Comentem solució examen.</text:p>
      <text:p text:style-name="P105">Co<text:span text:style-name="T28">ntinuem</text:span> amb <text:a xlink:type="simple" xlink:href="https://paulinoposada.github.io/web_e/documents/apunts/unitat_4/e_apunts_ud_4_gs.pdf">Unitat 4</text:a> – Anàlisi de xarxes</text:p>
      <text:p text:style-name="P105">Comentat apartat 1.<text:span text:style-name="T28">3</text:span> <text:span text:style-name="T28">Circuits pont</text:span></text:p>
      <text:p text:style-name="P105"/>
      <text:p text:style-name="P105"/>
      <text:p text:style-name="P18">D<text:span text:style-name="T20">ivendres</text:span><text:tab/><text:tab/><text:span text:style-name="T28">03</text:span>/<text:span text:style-name="T16">11</text:span>/23</text:p>
      <text:p text:style-name="P106">Co<text:span text:style-name="T28">ntinuem</text:span> amb <text:a xlink:type="simple" xlink:href="https://paulinoposada.github.io/web_e/documents/apunts/unitat_4/e_apunts_ud_4_gs.pdf">Unitat 4</text:a> – Anàlisi de xarxes</text:p>
      <text:p text:style-name="P106">Comentat apartat 1.<text:span text:style-name="T28">3</text:span> <text:span text:style-name="T28">Circuits pont</text:span></text:p>
      <text:p text:style-name="P110">En quadre elèctric, mesurat tensions entre fases, neutre i terra.</text:p>
      <text:p text:style-name="P110">Comprovat que entre neutre i terra el potencial és 0V.</text:p>
      <text:p text:style-name="P110">Comprovat que és pot pontejar entre neutre i terra, però que salta el diferencial. </text:p>
      <text:p text:style-name="P106"/>
      <text:p text:style-name="P106"/>
      <text:p text:style-name="P19">D<text:span text:style-name="T20">illuns</text:span><text:tab/><text:tab/><text:span text:style-name="T28">06</text:span>/<text:span text:style-name="T16">11</text:span>/23</text:p>
      <text:p text:style-name="P111">Baixem al taller. Preparem avaluació <text:a xlink:type="simple" xlink:href="https://paulinoposada.github.io/web_e/documents/practica_01.pdf">pràctica 1</text:a>.</text:p>
      <text:p text:style-name="P111"/>
      <text:p text:style-name="P111"/>
      <text:p text:style-name="P20">D<text:span text:style-name="T20">imarts</text:span><text:tab/><text:tab/><text:span text:style-name="T28">07</text:span>/<text:span text:style-name="T16">11</text:span>/23</text:p>
      <text:p text:style-name="P121">Comencem amb la <text:a xlink:type="simple" xlink:href="https://paulinoposada.github.io/web_e/documents/apunts/unitat_5_condensador/e_apunts_ud_5_gs.pdf">unitat 5</text:a> – condensador.</text:p>
      <text:p text:style-name="P121">Feim l'exercici 3.15 del llibre.</text:p>
      <text:p text:style-name="P121"/>
      <text:p text:style-name="P121"/>
      <text:p text:style-name="P21">D<text:span text:style-name="T20">imecres</text:span><text:tab/><text:tab/><text:span text:style-name="T28">08</text:span>/<text:span text:style-name="T16">11</text:span>/23</text:p>
      <text:p text:style-name="P122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22"><text:span text:style-name="T29">Continuem amb</text:span> l'exercici 3.15 del llibre. <text:span text:style-name="T29">Surten resultats diversos. Aclarar dubtes.</text:span></text:p>
      <text:p text:style-name="P122"/>
      <text:p text:style-name="P22"/>
      <text:p text:style-name="P22">D<text:span text:style-name="T20">ijous</text:span><text:tab/><text:tab/><text:tab/><text:span text:style-name="T28">09</text:span>/<text:span text:style-name="T16">11</text:span>/23</text:p>
      <text:p text:style-name="P112">Baixem al taller. Preparem avaluació <text:a xlink:type="simple" xlink:href="https://paulinoposada.github.io/web_e/documents/practica_01.pdf">pràctica 1</text:a>.</text:p>
      <text:p text:style-name="P112"/>
      <text:p text:style-name="P23">D<text:span text:style-name="T20">ivendres</text:span><text:tab/><text:tab/><text:tab/><text:span text:style-name="T30">10</text:span>/<text:span text:style-name="T16">11</text:span>/23</text:p>
      <text:p text:style-name="P123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1">Comencem apartat 1.2 Condensador y cálculo</text:p>
      <text:p text:style-name="P113"/>
      <text:p text:style-name="P24">D<text:span text:style-name="T20">illuns</text:span><text:tab/><text:tab/><text:tab/><text:span text:style-name="T31">13</text:span>/<text:span text:style-name="T16">11</text:span>/23</text:p>
      <text:p text:style-name="P114">Baixem al taller. <text:span text:style-name="T32">A</text:span>valuació <text:span text:style-name="T31">pràcica 1 → Michael, Toni, Josep, José Mª y Samuel.</text:span></text:p>
      <text:p text:style-name="P25"/>
      <text:p text:style-name="P25">D<text:span text:style-name="T20">imarts</text:span><text:tab/><text:tab/><text:tab/><text:span text:style-name="T31">14</text:span>/<text:span text:style-name="T16">11</text:span>/23</text:p>
      <text:p text:style-name="P124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2">Comentem apartats </text:p>
      <text:p text:style-name="P132">1.2.1 La derivada y ejemplos de tensiones variables</text:p>
      <text:p text:style-name="P132">1.3 Capacitat d'un condensador</text:p>
      <text:p text:style-name="P115"/>
      <text:p text:style-name="P115"/>
      <text:p text:style-name="P25"/>
      <text:p text:style-name="P204">D<text:span text:style-name="T20">imecres</text:span><text:tab/><text:tab/><text:tab/><text:span text:style-name="T31">15</text:span>/<text:span text:style-name="T16">11</text:span>/23</text:p>
      <text:p text:style-name="P124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2">Comentem apartat </text:p>
      <text:p text:style-name="P132">1.4 Conexió sèrie/paral·lel de condensadors</text:p>
      <text:p text:style-name="P132">1.6 Exercicis</text:p>
      <text:p text:style-name="P132"/>
      <text:p text:style-name="P115"/>
      <text:p text:style-name="P26">D<text:span text:style-name="T20">ijous</text:span><text:tab/><text:tab/><text:tab/><text:tab/><text:span text:style-name="T33">16</text:span>/<text:span text:style-name="T16">11</text:span>/23</text:p>
      <text:p text:style-name="P116">Baixem al taller. <text:span text:style-name="T33">A</text:span>valuació <text:a xlink:type="simple" xlink:href="https://paulinoposada.github.io/web_e/documents/practica_01.pdf">pràctica 1</text:a>.</text:p>
      <text:p text:style-name="P134">Comencem amb <text:a xlink:type="simple" xlink:href="https://paulinoposada.github.io/web_e/documents/practica_02.pdf">pràctica 2</text:a>.</text:p>
      <text:p text:style-name="P134"/>
      <text:p text:style-name="P134"/>
      <text:p text:style-name="P27">D<text:span text:style-name="T20">ivendres</text:span><text:tab/><text:tab/><text:tab/><text:span text:style-name="T33">17</text:span>/<text:span text:style-name="T16">11</text:span>/23</text:p>
      <text:p text:style-name="P125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3">Comentem <text:span text:style-name="T34">exercici 1.4-4</text:span> </text:p>
      <text:p text:style-name="P133"/>
      <text:p text:style-name="P133"/>
      <text:p text:style-name="P28">D<text:span text:style-name="T20">illuns</text:span><text:tab/><text:tab/><text:tab/><text:span text:style-name="T35">20</text:span>/<text:span text:style-name="T16">11</text:span>/23</text:p>
      <text:p text:style-name="P117">Baixem al taller, <text:a xlink:type="simple" xlink:href="https://paulinoposada.github.io/web_e/documents/practica_02.pdf"><text:span text:style-name="T35">pràctica 2</text:span></text:a></text:p>
      <text:p text:style-name="P117"/>
      <text:p text:style-name="P28">D<text:span text:style-name="T20">imarts</text:span><text:tab/><text:tab/><text:tab/><text:span text:style-name="T35">21</text:span>/<text:span text:style-name="T16">11</text:span>/23</text:p>
      <text:p text:style-name="P126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36">Comentem apartats</text:p>
      <text:p text:style-name="P136">1.1 Imants permanents</text:p>
      <text:p text:style-name="P136">1.2 Electromagnetisme</text:p>
      <text:p text:style-name="P136">1.3 Unitats de mesura magnètica</text:p>
      <text:p text:style-name="P136">1.4 Permeabilitat i sturació</text:p>
      <text:p text:style-name="P136">1.5 Inducció electromegnètica</text:p>
      <text:p text:style-name="P136">1.6 Inducció mutua</text:p>
      <text:p text:style-name="P136"/>
      <text:p text:style-name="P29">D<text:span text:style-name="T20">imecres</text:span><text:tab/><text:tab/><text:tab/><text:span text:style-name="T35">22</text:span>/<text:span text:style-name="T16">11</text:span>/23</text:p>
      <text:p text:style-name="P127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37">Comentem apartat <text:span text:style-name="T36">1.7 Inductors</text:span></text:p>
      <text:p text:style-name="P137"/>
      <text:p text:style-name="P137"/>
      <text:p text:style-name="P29">D<text:span text:style-name="T20">ijous</text:span><text:tab/><text:tab/><text:tab/><text:tab/><text:span text:style-name="T36">23</text:span>/<text:span text:style-name="T16">11</text:span>/23</text:p>
      <text:p text:style-name="P118">Baixem al taller. <text:span text:style-name="T33">Cotinuem amb </text:span><text:a xlink:type="simple" xlink:href="https://paulinoposada.github.io/web_e/documents/practica_02.pdf"><text:span text:style-name="T33">pràctica 2</text:span></text:a><text:span text:style-name="T33">.</text:span></text:p>
      <text:p text:style-name="P146">Comencem pràctica 3.</text:p>
      <text:p text:style-name="P135"/>
      <text:p text:style-name="P30">D<text:span text:style-name="T20">ivendres</text:span><text:tab/><text:tab/><text:tab/><text:span text:style-name="T36">24</text:span>/<text:span text:style-name="T16">11</text:span>/23</text:p>
      <text:p text:style-name="P128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7">Comentem apartat 1.7 Induct<text:span text:style-name="T37">ors.</text:span></text:p>
      <text:p text:style-name="P148">Comentem apartat 1.<text:span text:style-name="T37">8 Càlcul d'inductors.</text:span></text:p>
      <text:p text:style-name="P149">Comencem amb 1.9 Factors que influeixen en l'inductància. </text:p>
      <text:p text:style-name="P147"/>
      <text:p text:style-name="P31">D<text:span text:style-name="T20">illuns</text:span><text:tab/><text:tab/><text:tab/><text:span text:style-name="T35">27</text:span>/<text:span text:style-name="T16">11</text:span>/23</text:p>
      <text:p text:style-name="P119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19"/>
      <text:p text:style-name="P32"/>
      <text:p text:style-name="P205">D<text:span text:style-name="T20">imarts</text:span><text:tab/><text:tab/><text:tab/><text:span text:style-name="T35">21</text:span>/<text:span text:style-name="T16">11</text:span>/23</text:p>
      <text:p text:style-name="P129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38">Comentem <text:span text:style-name="T40">exercicis 1.12-1 a 7.</text:span></text:p>
      <text:p text:style-name="P138"/>
      <text:p text:style-name="P33"/>
      <text:p text:style-name="P33">D<text:span text:style-name="T20">imecres</text:span><text:tab/><text:tab/><text:tab/><text:span text:style-name="T35">29</text:span>/<text:span text:style-name="T16">11</text:span>/23</text:p>
      <text:p text:style-name="P130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39">Comentem <text:span text:style-name="T41">exercicis 1.12-8 a 13.</text:span></text:p>
      <text:p text:style-name="P139"/>
      <text:p text:style-name="P139"/>
      <text:p text:style-name="P64">01, 04 i 05/12/23</text:p>
      <text:p text:style-name="P200">Període d'exàmens.</text:p>
      <text:p text:style-name="P34"/>
      <text:p text:style-name="P34"/>
      <text:p text:style-name="P34">D<text:span text:style-name="T20">illuns</text:span><text:tab/><text:tab/><text:tab/><text:span text:style-name="T42">11</text:span>/<text:span text:style-name="T16">12</text:span>/23</text:p>
      <text:p text:style-name="P120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0"/>
      <text:p text:style-name="P35"/>
      <text:p text:style-name="P35">D<text:span text:style-name="T20">imarts</text:span><text:tab/><text:tab/><text:tab/><text:span text:style-name="T43">12</text:span>/<text:span text:style-name="T16">12</text:span>/23</text:p>
      <text:p text:style-name="P140">C<text:span text:style-name="T43">orregim l'examen del 04/12/23.</text:span></text:p>
      <text:p text:style-name="P150">Comentem els exercicis 1.4-1 a 4 de la <text:a xlink:type="simple" xlink:href="https://paulinoposada.github.io/web_e/documents/apunts/unitat_4_analisis_redes/e_apunts_ud_4_gs.pdf">unitat 4</text:a>.</text:p>
      <text:p text:style-name="P140"/>
      <text:p text:style-name="P37">D<text:span text:style-name="T20">imarts</text:span><text:tab/><text:tab/><text:tab/><text:span text:style-name="T43">12</text:span>/<text:span text:style-name="T16">12</text:span>/23</text:p>
      <text:p text:style-name="P141">C<text:span text:style-name="T43">orregim l'examen del 04/12/23.</text:span></text:p>
      <text:p text:style-name="P152"/>
      <text:p text:style-name="P140"/>
      <text:p text:style-name="P36">D<text:span text:style-name="T20">imecres</text:span><text:tab/><text:tab/><text:tab/><text:span text:style-name="T43">13</text:span>/<text:span text:style-name="T16">12</text:span>/23<text:span text:style-name="T6">.</text:span></text:p>
      <text:p text:style-name="P151">Comentem <text:span text:style-name="T44">l'annex de </text:span><text:a xlink:type="simple" xlink:href="https://paulinoposada.github.io/web_e/documents/apunts/unitat_6_magnetisme/e_apunts_ud_6_gs.pdf"><text:span text:style-name="T44">Unitat 6</text:span></text:a><text:span text:style-name="T44"> – magnetisme.</text:span></text:p>
      <text:p text:style-name="P153">Comence<text:span text:style-name="T46">m</text:span> amb la <text:a xlink:type="simple" xlink:href="https://paulinoposada.github.io/web_e/documents/apunts/unitat_7_ca/e_apunts_ud_7_gs.pdf">Unitat 7- ca</text:a>.</text:p>
      <text:p text:style-name="P153"><text:span text:style-name="T45">Comentem apartat 1 Teoría básica.</text:span> </text:p>
      <text:p text:style-name="P142"/>
      <text:p text:style-name="P142"/>
      <text:p text:style-name="P37">D<text:span text:style-name="T20">ijous</text:span><text:tab/><text:tab/><text:tab/><text:tab/><text:span text:style-name="T43">14</text:span>/<text:span text:style-name="T16">12</text:span>/23<text:span text:style-name="T6">.</text:span></text:p>
      <text:p text:style-name="P154"><text:a xlink:type="simple" xlink:href="https://paulinoposada.github.io/web_e/documents/apunts/unitat_7_ca/e_apunts_ud_7_gs.pdf">Unitat 7- ca</text:a>.</text:p>
      <text:p text:style-name="P162">Repassem teoria pont Wheatstone</text:p>
      <text:p text:style-name="P154"><text:span text:style-name="T45">Comentem apartat 2 Formes d'ona en CA.</text:span> </text:p>
      <text:p text:style-name="P141"/>
      <text:p text:style-name="P141"/>
      <text:p text:style-name="P38">D<text:span text:style-name="T20">ivendres</text:span><text:tab/><text:tab/><text:tab/><text:span text:style-name="T43">15</text:span>/<text:span text:style-name="T16">12</text:span>/23<text:span text:style-name="T6">.</text:span></text:p>
      <text:p text:style-name="P155"><text:a xlink:type="simple" xlink:href="https://paulinoposada.github.io/web_e/documents/apunts/unitat_7_ca/e_apunts_ud_7_gs.pdf">Unitat 7- ca</text:a>.</text:p>
      <text:p text:style-name="P163">Repassem teoria <text:span text:style-name="T47">i exercicis</text:span> <text:span text:style-name="T47">leyes Kirchhoff.</text:span></text:p>
      <text:p text:style-name="P155"/>
      <text:p text:style-name="P40">D<text:span text:style-name="T20">illuns</text:span><text:tab/><text:tab/><text:tab/><text:span text:style-name="T49">18</text:span>/<text:span text:style-name="T16">12</text:span>/23<text:span text:style-name="T6">.</text:span></text:p>
      <text:p text:style-name="P165">Comentem apartat 3 Medició en CA.</text:p>
      <text:p text:style-name="P156"/>
      <text:p text:style-name="P40">D<text:span text:style-name="T20">imarts</text:span><text:tab/><text:tab/><text:tab/><text:span text:style-name="T49">19</text:span>/<text:span text:style-name="T16">12</text:span>/23<text:span text:style-name="T6">.</text:span></text:p>
      <text:p text:style-name="P165">Comentem apartat 4 Càlculs simples en CA.</text:p>
      <text:p text:style-name="P39"/>
      <text:p text:style-name="P40">D<text:span text:style-name="T20">imecres</text:span><text:tab/><text:tab/><text:tab/><text:span text:style-name="T49">20</text:span>/<text:span text:style-name="T16">12</text:span>/23<text:span text:style-name="T6">.</text:span></text:p>
      <text:p text:style-name="P165">Comentem apartat 5 Fase en CA.</text:p>
      <text:p text:style-name="P39"/>
      <text:p text:style-name="P206">D<text:span text:style-name="T20">ijous</text:span><text:tab/><text:tab/><text:tab/><text:tab/><text:span text:style-name="T48">21</text:span>/<text:span text:style-name="T16">12</text:span>/23<text:span text:style-name="T6">.</text:span></text:p>
      <text:p text:style-name="P164"><text:a xlink:type="simple" xlink:href="https://paulinoposada.github.io/web_e/documents/examens/231221_ome_map33b_examen.pdf">Examen</text:a> recuperació</text:p>
      <text:p text:style-name="P157"/>
      <text:p text:style-name="P157"/>
      <text:p text:style-name="P42">************************************ <text:s text:c="2"/><text:span text:style-name="T52">2024 <text:s text:c="2"/></text:span>************************************</text:p>
      <text:p text:style-name="P42"/>
      <text:p text:style-name="P42"/>
      <text:p text:style-name="P41">D<text:span text:style-name="T20">illuns</text:span><text:tab/><text:tab/><text:tab/><text:span text:style-name="T50">08</text:span>/<text:span text:style-name="T50">01</text:span>/2<text:span text:style-name="T50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20">imarts</text:span><text:tab/><text:tab/><text:tab/><text:span text:style-name="T53">09</text:span>/<text:span text:style-name="T16">12</text:span>/23<text:span text:style-name="T6">.</text:span></text:p>
      <text:p text:style-name="P166"><text:span text:style-name="T51">Repàs</text:span> CA.</text:p>
      <text:p text:style-name="P168">Comentem exercici 5.1 de la <text:a xlink:type="simple" xlink:href="https://paulinoposada.github.io/web_e/documents/apunts/unitat_7_ca/e_apunts_ud_7_gs.pdf"><text:span text:style-name="T44">Unitat 7- ca</text:span></text:a><text:span text:style-name="T44">.</text:span></text:p>
      <text:p text:style-name="P168">Comencem amb la <text:a xlink:type="simple" xlink:href="https://paulinoposada.github.io/web_e/documents/apunts/unitat_8_nombres_complexos/e_apunts_ud_8_gs.pdf">Unitat 8 – nombres complexos</text:a>. </text:p>
      <text:p text:style-name="P166"/>
      <text:p text:style-name="P43">D<text:span text:style-name="T20">imecres</text:span><text:tab/><text:tab/><text:tab/><text:span text:style-name="T49">10</text:span>/<text:span text:style-name="T16">12</text:span>/23<text:span text:style-name="T6">.</text:span></text:p>
      <text:p text:style-name="P169"><text:a xlink:type="simple" xlink:href="https://paulinoposada.github.io/web_e/documents/apunts/unitat_8_nombres_complexos/e_apunts_ud_8_gs.pdf">Unitat 8 – nombres complexos</text:a>. </text:p>
      <text:p text:style-name="P178">Comentem apartats 1 a 4 (adicció de vectors avançada).</text:p>
      <text:p text:style-name="P179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67"/>
      <text:p text:style-name="P44">D<text:span text:style-name="T20">ijous</text:span><text:tab/><text:tab/><text:tab/><text:tab/><text:span text:style-name="T43">11</text:span>/<text:span text:style-name="T54">01</text:span>/2<text:span text:style-name="T54">4</text:span><text:span text:style-name="T6">.</text:span></text:p>
      <text:p text:style-name="P158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80">Inici pràctica 3 - Protecció d'un motor trifàsic mitjançant fusible i relé tèrmic (veure pàg. 318).</text:p>
      <text:p text:style-name="P143"/>
      <text:p text:style-name="P45">D<text:span text:style-name="T20">ivendres</text:span><text:tab/><text:tab/><text:tab/><text:span text:style-name="T43">12</text:span>/<text:span text:style-name="T54">01</text:span>/2<text:span text:style-name="T54">4</text:span><text:span text:style-name="T6">.</text:span></text:p>
      <text:p text:style-name="P184">Comentem l'exercici 12-7 <text:span text:style-name="T55">(conversió de vectors en format polar </text:span>a <text:span text:style-name="T55">rectangular) de la </text:span><text:a xlink:type="simple" xlink:href="https://paulinoposada.github.io/web_e/documents/apunts/unitat_9_reactancia%20_impedancia/e_apunts_ud_9_gs.pdf"><text:span text:style-name="T55">Unitat 9</text:span></text:a><text:span text:style-name="T55">.</text:span></text:p>
      <text:p text:style-name="P184">Comentem suma de vectors en format rectangular.</text:p>
      <text:p text:style-name="P184"/>
      <text:p text:style-name="P46">D<text:span text:style-name="T20">imarts</text:span><text:tab/><text:tab/><text:tab/><text:span text:style-name="T43">16</text:span>/<text:span text:style-name="T54">01</text:span>/2<text:span text:style-name="T54">4</text:span><text:span text:style-name="T6">.</text:span></text:p>
      <text:p text:style-name="P170"><text:a xlink:type="simple" xlink:href="https://paulinoposada.github.io/web_e/documents/apunts/unitat_8_nombres_complexos/e_apunts_ud_8_gs.pdf">Unitat 8 – nombres complexos</text:a>.</text:p>
      <text:p text:style-name="P65"><text:span text:style-name="T6">C</text:span><text:span text:style-name="T2">omentem apartats 5 a 8</text:span></text:p>
      <text:p text:style-name="P185"/>
      <text:p text:style-name="P47">D<text:span text:style-name="T20">imecres</text:span><text:tab/><text:tab/><text:tab/><text:span text:style-name="T43">17</text:span>/<text:span text:style-name="T54">01</text:span>/2<text:span text:style-name="T54">4</text:span><text:span text:style-name="T6">.</text:span></text:p>
      <text:p text:style-name="P171"><text:a xlink:type="simple" xlink:href="https://paulinoposada.github.io/web_e/documents/apunts/unitat_9_reactancia%20_impedancia/e_apunts_ud_9_gs.pdf"><text:span text:style-name="T56">Unitat 9 - reactancia</text:span></text:a></text:p>
      <text:p text:style-name="P66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86"/>
      <text:p text:style-name="P48">D<text:span text:style-name="T20">ijous</text:span><text:tab/><text:tab/><text:tab/><text:tab/><text:span text:style-name="T43">18</text:span>/<text:span text:style-name="T54">01</text:span>/2<text:span text:style-name="T54">4</text:span><text:span text:style-name="T6">.</text:span></text:p>
      <text:p text:style-name="P159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81"><text:span text:style-name="T57">Continuem amb</text:span> pràctica 3 - Protecció d'un motor trifàsic mitjançant fusible i relé tèrmic (veure pàg. 318).</text:p>
      <text:p text:style-name="P144"/>
      <text:p text:style-name="P49">D<text:span text:style-name="T20">ivendres</text:span><text:tab/><text:tab/><text:tab/><text:span text:style-name="T43">19</text:span>/<text:span text:style-name="T54">01</text:span>/2<text:span text:style-name="T54">4</text:span><text:span text:style-name="T6">.</text:span></text:p>
      <text:p text:style-name="P172"><text:a xlink:type="simple" xlink:href="https://paulinoposada.github.io/web_e/documents/apunts/unitat_9_reactancia%20_impedancia/e_apunts_ud_9_gs.pdf"><text:span text:style-name="T56">Unitat 9 - reactancia</text:span></text:a></text:p>
      <text:p text:style-name="P67"><text:span text:style-name="T6">C</text:span><text:span text:style-name="T2">omentem</text:span><text:span text:style-name="T9"> apartat 2 Inductors en circuits de CA.</text:span></text:p>
      <text:p text:style-name="P69"><text:span text:style-name="T9">C</text:span><text:span text:style-name="T2">omencem a comentar apartat 3 Circuit sèrie resistència – inductor</text:span></text:p>
      <text:p text:style-name="P69"/>
      <text:p text:style-name="P50">D<text:span text:style-name="T20">imarts</text:span><text:tab/><text:tab/><text:tab/><text:span text:style-name="T58">23</text:span>/<text:span text:style-name="T54">01</text:span>/2<text:span text:style-name="T54">4</text:span><text:span text:style-name="T6">.</text:span></text:p>
      <text:p text:style-name="P173"><text:a xlink:type="simple" xlink:href="https://paulinoposada.github.io/web_e/documents/apunts/unitat_9_reactancia%20_impedancia/e_apunts_ud_9_gs.pdf"><text:span text:style-name="T56">Unitat 9 - reactancia</text:span></text:a></text:p>
      <text:p text:style-name="P68"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70"/>
      <text:p text:style-name="P207">D<text:span text:style-name="T20">imecres</text:span><text:tab/><text:tab/><text:tab/><text:span text:style-name="T58">24</text:span>/<text:span text:style-name="T54">01</text:span>/2<text:span text:style-name="T54">4</text:span><text:span text:style-name="T6">.</text:span></text:p>
      <text:p text:style-name="P71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20">ijous</text:span><text:tab/><text:tab/><text:tab/><text:tab/><text:span text:style-name="T58">25</text:span>/<text:span text:style-name="T54">01</text:span>/2<text:span text:style-name="T54">4</text:span><text:span text:style-name="T6">.</text:span></text:p>
      <text:p text:style-name="P160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82"><text:span text:style-name="T13">Continuem amb</text:span><text:span text:style-name="T12"> pràctica 3 - Protecció d'un motor trifàsic mitjançant fusible i relé tèrmic (veure pàg. 318).</text:span></text:p>
      <text:p text:style-name="P187"/>
      <text:p text:style-name="P51">D<text:span text:style-name="T20">ivendres</text:span><text:tab/><text:tab/><text:tab/><text:span text:style-name="T58">26</text:span>/<text:span text:style-name="T54">01</text:span>/2<text:span text:style-name="T54">4</text:span><text:span text:style-name="T6">.</text:span></text:p>
      <text:p text:style-name="P189">Correcció examen del 24/01/24.</text:p>
      <text:p text:style-name="P190"/>
      <text:p text:style-name="P52">D<text:span text:style-name="T20">imarts</text:span><text:tab/><text:tab/><text:tab/><text:span text:style-name="T59">30</text:span>/<text:span text:style-name="T54">01</text:span>/2<text:span text:style-name="T54">4</text:span><text:span text:style-name="T6">.</text:span></text:p>
      <text:p text:style-name="P174"><text:a xlink:type="simple" xlink:href="https://paulinoposada.github.io/web_e/documents/apunts/unitat_9_reactancia%20_impedancia/e_apunts_ud_9_gs.pdf"><text:span text:style-name="T56">Unitat 9 - reactancia</text:span></text:a></text:p>
      <text:p text:style-name="P192">Comentem apartats </text:p>
      <text:p text:style-name="P192">4 Circuitos paralelo resistencia-inductor</text:p>
      <text:p text:style-name="P192">5 Codensadores en circuitos de CA</text:p>
      <text:p text:style-name="P192">6 Circuitos serie resistencia-condensador</text:p>
      <text:p text:style-name="P145"/>
      <text:p text:style-name="P53">D<text:span text:style-name="T20">imecres</text:span><text:tab/><text:tab/><text:tab/><text:span text:style-name="T59">31</text:span>/<text:span text:style-name="T54">01</text:span>/2<text:span text:style-name="T54">4</text:span><text:span text:style-name="T6">.</text:span></text:p>
      <text:p text:style-name="P195">Baja.</text:p>
      <text:p text:style-name="P175"/>
      <text:p text:style-name="P53">D<text:span text:style-name="T20">ijous</text:span><text:tab/><text:tab/><text:tab/><text:tab/><text:span text:style-name="T60">01</text:span>/<text:span text:style-name="T54">02</text:span>/2<text:span text:style-name="T54">4</text:span><text:span text:style-name="T6">.</text:span></text:p>
      <text:p text:style-name="P195">Baja.</text:p>
      <text:p text:style-name="P175"/>
      <text:p text:style-name="P175"/>
      <text:p text:style-name="P54">D<text:span text:style-name="T20">ivendres</text:span><text:tab/><text:tab/><text:tab/><text:span text:style-name="T61">02</text:span>/<text:span text:style-name="T54">02</text:span>/2<text:span text:style-name="T54">4</text:span><text:span text:style-name="T6">.</text:span></text:p>
      <text:p text:style-name="P196">Charla tema?</text:p>
      <text:p text:style-name="P191"/>
      <text:p text:style-name="P55">D<text:span text:style-name="T20">imarts</text:span><text:tab/><text:tab/><text:tab/><text:span text:style-name="T59">06</text:span>/<text:span text:style-name="T54">02</text:span>/2<text:span text:style-name="T54">4</text:span><text:span text:style-name="T6">.</text:span></text:p>
      <text:p text:style-name="P176"><text:a xlink:type="simple" xlink:href="https://paulinoposada.github.io/web_e/documents/apunts/unitat_9_reactancia%20_impedancia/e_apunts_ud_9_gs.pdf"><text:span text:style-name="T56">Unitat 9 - reactancia</text:span></text:a></text:p>
      <text:p text:style-name="P193">Comentem apartats </text:p>
      <text:p text:style-name="P193"><text:span text:style-name="T62">7</text:span> Circuitos paralelo resistencia-<text:span text:style-name="T62">condensador</text:span></text:p>
      <text:p text:style-name="P193"><text:span text:style-name="T62">Comencem a comentar apartat 8</text:span> <text:span text:style-name="T62">Factor de potencia en circuitos con resistencias y reactancias</text:span></text:p>
      <text:p text:style-name="P193"/>
      <text:p text:style-name="P56">D<text:span text:style-name="T20">imecres</text:span><text:tab/><text:tab/><text:tab/><text:span text:style-name="T59">07</text:span>/<text:span text:style-name="T54">02</text:span>/2<text:span text:style-name="T54">4</text:span><text:span text:style-name="T6">.</text:span></text:p>
      <text:p text:style-name="P177"><text:a xlink:type="simple" xlink:href="https://paulinoposada.github.io/web_e/documents/apunts/unitat_9_reactancia%20_impedancia/e_apunts_ud_9_gs.pdf"><text:span text:style-name="T56">Unitat 9 - reactancia</text:span></text:a></text:p>
      <text:p text:style-name="P194">Comentem apartats </text:p>
      <text:p text:style-name="P194"><text:span text:style-name="T62">Continuem comentant apartat 8</text:span> <text:span text:style-name="T62">Factor de potencia en circuitos con resistencias y reactancias</text:span></text:p>
      <text:p text:style-name="P194"/>
      <text:p text:style-name="P57">D<text:span text:style-name="T20">ijous</text:span><text:tab/><text:tab/><text:tab/><text:tab/><text:span text:style-name="T63">08</text:span>/<text:span text:style-name="T54">02</text:span>/2<text:span text:style-name="T54">4</text:span><text:span text:style-name="T6">.</text:span></text:p>
      <text:p text:style-name="P161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83"><text:span text:style-name="T57">Continuem amb</text:span> pràctica 3 - Protecció d'un motor trifàsic mitjançant fusible i relé tèrmic (veure pàg. 318).</text:p>
      <text:p text:style-name="P197"/>
      <text:p text:style-name="P197">Terminen la pràctica 3 – Protecció motor amb seccionador fusible i relé tèrmic </text:p>
      <text:p text:style-name="P197">S.C. i J-G. panell 1</text:p>
      <text:p text:style-name="P197">C.S. i G.C. panell 2</text:p>
      <text:p text:style-name="P197">J.P. i T.F. panell 3</text:p>
      <text:p text:style-name="P197">D.F. i M.M. panell 4</text:p>
      <text:p text:style-name="P188"/>
      <text:p text:style-name="P198">Terminen la pràctica <text:span text:style-name="T64">6</text:span> – <text:span text:style-name="T64">Inversió de gir d'un motor trifàsic amb aturada prèvia</text:span></text:p>
      <text:p text:style-name="P208">D.F. i M.M. panell 4</text:p>
      <text:p text:style-name="P208"><text:soft-page-break/><text:span text:style-name="T65">D</text:span><text:span text:style-name="T66">ivendres</text:span><text:span text:style-name="T65"><text:tab/><text:tab/><text:tab/></text:span><text:span text:style-name="T67">1</text:span><text:span text:style-name="T69">0</text:span><text:span text:style-name="T65">/</text:span><text:span text:style-name="T68">0</text:span><text:span text:style-name="T69">2</text:span><text:span text:style-name="T65">/2</text:span><text:span text:style-name="T68">4</text:span><text:span text:style-name="T43">.</text:span></text:p>
      <text:p text:style-name="P209"><text:a xlink:type="simple" xlink:href="https://paulinoposada.github.io/web_e/documents/apunts/unitat_9_reactancia%20_impedancia/e_apunts_ud_9_gs.pdf"><text:span text:style-name="T56">Unitat 9 - reactancia</text:span></text:a></text:p>
      <text:p text:style-name="P211"><text:span text:style-name="T6">C</text:span><text:span text:style-name="T2">omentem</text:span><text:span text:style-name="T9"> apartat </text:span><text:span text:style-name="T14">9</text:span><text:span text:style-name="T9"> </text:span><text:span text:style-name="T14">Potencia activa, reactiva y aparente.</text:span></text:p>
      <text:p text:style-name="P210"><text:span text:style-name="T2"/></text:p>
      <text:p text:style-name="P2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0T21:02:38.177533135</dc:date>
    <meta:editing-duration>PT1H36M9S</meta:editing-duration>
    <meta:editing-cycles>77</meta:editing-cycles>
    <meta:document-statistic meta:table-count="0" meta:image-count="0" meta:object-count="0" meta:page-count="9" meta:paragraph-count="264" meta:word-count="1217" meta:character-count="8259" meta:non-whitespace-character-count="7151"/>
  </office:meta>
</office:document-meta>
</file>